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585cm" svg:height="0.757cm" svg:x="9.392cm" svg:y="14.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1:49:35.903580000</meta:creation-date>
    <dc:date>2018-03-02T11:49:55.946017167</dc:date>
    <meta:editing-duration>PT20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

<file path=Object 1/content.xml><?xml version="1.0" encoding="utf-8"?>
<math xmlns="http://www.w3.org/1998/Math/MathML" display="block">
  <semantics>
    <mrow>
      <mn>9</mn>
      <mrow>
        <mspace width="2em"/>
        <mo stretchy="false">=</mo>
        <munder>
          <munder>
            <mrow>
              <mn>3</mn>
              <mrow>
                <mspace width="0.5em"/>
                <mo stretchy="false">⋅</mo>
                <mspace width="0.5em"/>
              </mrow>
              <mn>3</mn>
            </mrow>
            <mo stretchy="true">⏟</mo>
          </munder>
          <mrow>
            <mn>2</mn>
            <mspace width="2em"/>
            <mi>facteurs</mi>
          </mrow>
        </munder>
        <mo stretchy="false">=</mo>
        <mspace width="2em"/>
      </mrow>
      <msup>
        <mn>3</mn>
        <mn>2</mn>
      </msup>
    </mrow>
    <annotation encoding="StarMath 5.0">9~= {3`cdot`3} underbrace {2~facteurs}  =~3^{2}  </annotation>
  </semantics>
</math>
</file>